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3.366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3.455cm"/>
    </style:style>
    <style:style style:name="co13" style:family="table-column">
      <style:table-column-properties fo:break-before="auto" style:column-width="0.515cm"/>
    </style:style>
    <style:style style:name="co14" style:family="table-column">
      <style:table-column-properties fo:break-before="auto" style:column-width="1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</style:style>
    <style:style style:name="ce28" style:family="table-cell" style:parent-style-name="Default" style:data-style-name="N112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'Kerbol System'.$A$2:.$A$18])" table:allow-empty-cell="false" table:display-list="unsorted" table:base-cell-address="Sheet2.B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Heading_20_1" table:content-validation-name="val1"/>
          <table:table-cell table:style-name="Default"/>
        </table:table-row>
        <table:table-row table:style-name="ro1">
          <table:table-cell office:value-type="string" calcext:value-type="string">
            <text:p>Gm</text:p>
          </table:table-cell>
          <table:table-cell table:style-name="ce19" table:formula="of:=VLOOKUP([.B1];[$'Kerbol System'.A2:.M18];2;0)" office:value-type="float" office:value="3531600000000" calcext:value-type="float">
            <text:p>3.5316E+12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Parent Gm</text:p>
          </table:table-cell>
          <table:table-cell table:style-name="ce19" table:formula="of:=VLOOKUP([.B1];[$'Kerbol System'.A2:.M18];3;0)" office:value-type="float" office:value="1.17233279483249E+018" calcext:value-type="float">
            <text:p>1.1723E+18</text:p>
          </table:table-cell>
          <table:table-cell table:style-name="ce19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FLOOR([.B6]-60*FLOOR([.B6]/60));&quot;s&quot;)" office:value-type="string" office:string-value="0d 5h 59m 9s" calcext:value-type="string">
            <text:p>0d 5h 59m 9s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table:style-name="ce24" table:formula="of:=VLOOKUP([.B1];[$'Kerbol System'.A2:.M18];8;0)" office:value-type="float" office:value="0" calcext:value-type="float">
            <text:p>0.000000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.M18];9;0)" office:value-type="float" office:value="0" calcext:value-type="float">
            <text:p>0.00000</text:p>
          </table:table-cell>
          <table:table-cell table:style-name="ce26"/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style-name="ce21" table:formula="of:=VLOOKUP([.B1];[$'Kerbol System'.A2:.P18];15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22" table:formula="of:=COM.MICROSOFT.CONCAT(FLOOR([.B13]/21600);&quot;d &quot;;FLOOR([.B13]/3600-6*FLOOR([.B13]/21600));&quot;h &quot;;FLOOR([.B13]/60-60*FLOOR([.B13]/3600));&quot;m &quot;;FLOOR([.B13]-60*FLOOR([.B13]/60));&quot;s&quot;)" office:value-type="string" office:string-value="426d 0h 32m 24s" calcext:value-type="string">
            <text:p>426d 0h 32m 2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I</text:p>
          </table:table-cell>
          <table:table-cell table:style-name="ce23" table:formula="of:=VLOOKUP([.B1];[$'Kerbol System'.A2:.P18];16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8" table:formula="of:=[.B17]-[.B5]" office:value-type="float" office:value="2863334.05948876" calcext:value-type="float">
            <text:p>2,863,334.059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2.B17:Sheet2.B17">
            <calcext:color-scale>
              <calcext:color-scale-entry calcext:value="0" calcext:type="number" calcext:color="#ffffff"/>
              <calcext:color-scale-entry calcext:value="=[.B15]" calcext:type="formula" calcext:color="#ff3838"/>
            </calcext:color-scale>
          </calcext:conditional-format>
          <calcext:conditional-format calcext:target-range-address="Sheet2.B18:Sheet2.B18">
            <calcext:color-scale>
              <calcext:color-scale-entry calcext:value="0" calcext:type="number" calcext:color="#ffffff"/>
              <calcext:color-scale-entry calcext:value="=[.B15]-[.B5]" calcext:type="formula" calcext:color="#ff383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17:05:20.880000000</dc:date>
    <meta:editing-duration>PT2H29M17S</meta:editing-duration>
    <meta:editing-cycles>19</meta:editing-cycles>
    <meta:generator>LibreOffice/7.4.2.3$Windows_X86_64 LibreOffice_project/382eef1f22670f7f4118c8c2dd222ec7ad009daf</meta:generator>
    <meta:document-statistic meta:table-count="2" meta:cell-count="299" meta:object-count="0"/>
  </office:meta>
</office:document-meta>
</file>